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c1f1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>
      <style:text-properties officeooo:rsid="000a4b72" officeooo:paragraph-rsid="000a4b72"/>
    </style:style>
    <style:style style:name="P19" style:family="paragraph" style:parent-style-name="Text_20_body">
      <style:text-properties officeooo:rsid="000b157b" officeooo:paragraph-rsid="000b157b"/>
    </style:style>
    <style:style style:name="T1" style:family="text">
      <style:text-properties officeooo:rsid="000a4b72"/>
    </style:style>
    <style:style style:name="T2" style:family="text">
      <style:text-properties officeooo:rsid="000b157b"/>
    </style:style>
    <style:style style:name="T3" style:family="text">
      <style:text-properties officeooo:rsid="000c1f19"/>
    </style:style>
    <style:style style:name="T4" style:family="text">
      <style:text-properties officeooo:rsid="000c5f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span text:style-name="Strong_20_Emphasis">Qué es el razonamiento</text:span><text:span text:style-name="Strong_20_Emphasis"><text:span text:style-name="T1">?</text:span></text:span></text:h>
      <text:p text:style-name="Text_20_body">Podemos decir que <text:span text:style-name="Strong_20_Emphasis">el razonamiento es un proceso interno que transforma información en conclusiones</text:span>.<text:line-break/>Es una <text:span text:style-name="Emphasis">forma particular</text:span> de inteligencia: una inteligencia que opera mediante <text:span text:style-name="Strong_20_Emphasis">relaciones lógicas</text:span>, no solo mediante acción directa.</text:p>
      <text:p text:style-name="P18">El razonamiento</text:p>
      <text:list xml:id="list468356423" text:style-name="L1">
        <text:list-item>
          <text:p text:style-name="P3"><text:span text:style-name="Strong_20_Emphasis">Recibe información</text:span> (datos, percepciones, premisas). </text:p>
        </text:list-item>
        <text:list-item>
          <text:p text:style-name="P3"><text:span text:style-name="Strong_20_Emphasis">La combina, compara o reorganiza</text:span> siguiendo algún tipo de regla o estructura. </text:p>
        </text:list-item>
        <text:list-item>
          <text:p text:style-name="P2"><text:span text:style-name="Strong_20_Emphasis">Produce una conclusión</text:span> que no estaba explícita en los datos iniciales. </text:p>
        </text:list-item>
      </text:list>
      <text:p text:style-name="Text_20_body">Esa conclusión puede ser una decisión, una predicción, una explicación, una inferencia, un plan, una hipótesis.</text:p>
      <text:p text:style-name="Horizontal_20_Line"/>
      <text:h text:style-name="Heading_20_2" text:outline-level="2"><text:span text:style-name="Strong_20_Emphasis">Por qué el razonamiento no es lo mismo que la inteligencia</text:span><text:span text:style-name="Strong_20_Emphasis"><text:span text:style-name="T1">?</text:span></text:span></text:h>
      <text:p text:style-name="Text_20_body"><text:span text:style-name="T1">I</text:span>nteligencia es <text:span text:style-name="Emphasis">todo proceso que resuelve un problema</text:span>.<text:line-break/>El razonamiento es solo <text:span text:style-name="Strong_20_Emphasis">una modalidad</text:span> de esa capacidad.</text:p>
      <text:list xml:id="list4072950670" text:style-name="L2">
        <text:list-item>
          <text:p text:style-name="P5">Un organismo puede resolver un problema sin razonar (reflejos, heurísticas, comportamientos instintivos). </text:p>
        </text:list-item>
        <text:list-item>
          <text:p text:style-name="P4">Un sistema puede razonar sin ser consciente (algoritmos lógicos, deducciones formales). </text:p>
        </text:list-item>
      </text:list>
      <text:p text:style-name="Text_20_body">El razonamiento es, por tanto, <text:span text:style-name="Strong_20_Emphasis">inteligencia estructurada</text:span>, inteligencia que opera mediante <text:span text:style-name="Strong_20_Emphasis">relaciones lógicas explícitas o implícitas</text:span>.</text:p>
      <text:p text:style-name="Horizontal_20_Line"/>
      <text:h text:style-name="Heading_20_2" text:outline-level="2"><text:span text:style-name="Strong_20_Emphasis">Componentes esenciales del razonamiento</text:span></text:h>
      <text:p text:style-name="Text_20_body">Podemos descomponer<text:span text:style-name="T2"> el proceso de razonamiento</text:span> en tres elementos<text:span text:style-name="T2"> esenciales</text:span>:</text:p>
      <text:h text:style-name="Heading_20_3" text:outline-level="3"><text:span text:style-name="Strong_20_Emphasis">1. Representaciones</text:span></text:h>
      <text:p text:style-name="Text_20_body">Algo debe ser representado:<text:line-break/>premisas, hechos, percepciones, símbolos, estados del mundo.</text:p>
      <text:h text:style-name="Heading_20_3" text:outline-level="3"><text:span text:style-name="Strong_20_Emphasis">2. Reglas o relaciones</text:span></text:h>
      <text:p text:style-name="Text_20_body">El sistema debe tener alguna forma de combinar esas representaciones:<text:line-break/>deducción, inducción, analogía, correlación, inferencia causal, etc.</text:p>
      <text:h text:style-name="Heading_20_3" text:outline-level="3"><text:soft-page-break/><text:span text:style-name="Strong_20_Emphasis">3. Transformación</text:span></text:h>
      <text:p text:style-name="Text_20_body">El razonamiento produce algo nuevo:<text:line-break/>una conclusión que no estaba directamente en las premisas.</text:p>
      <text:p text:style-name="Text_20_body">Sin esta transformación, no hay razonamiento; solo hay memoria o repetición.</text:p>
      <text:p text:style-name="Horizontal_20_Line"/>
      <text:h text:style-name="Heading_20_2" text:outline-level="2"><text:span text:style-name="Strong_20_Emphasis">Tipos de razonamiento (sin entrar en clasificaciones académicas)</text:span></text:h>
      <text:list xml:id="list2689445058" text:style-name="L3">
        <text:list-item>
          <text:p text:style-name="P7"><text:span text:style-name="Strong_20_Emphasis">Deducción</text:span>: extraer lo que necesariamente se sigue. </text:p>
        </text:list-item>
        <text:list-item>
          <text:p text:style-name="P7"><text:span text:style-name="Strong_20_Emphasis">Inducción</text:span>: generalizar a partir de casos. </text:p>
        </text:list-item>
        <text:list-item>
          <text:p text:style-name="P7"><text:span text:style-name="Strong_20_Emphasis">Abducción</text:span>: proponer la explicación más plausible. </text:p>
        </text:list-item>
        <text:list-item>
          <text:p text:style-name="P7"><text:span text:style-name="Strong_20_Emphasis">Analógico</text:span>: mapear estructuras entre dominios distintos. </text:p>
        </text:list-item>
        <text:list-item>
          <text:p text:style-name="P6"><text:span text:style-name="Strong_20_Emphasis">Heurístico</text:span>: atajos que no garantizan exactitud pero funcionan. </text:p>
        </text:list-item>
      </text:list>
      <text:p text:style-name="Text_20_body">Todos ellos son formas de transformar información para resolver un problema.</text:p>
      <text:p text:style-name="Horizontal_20_Line"/>
      <text:h text:style-name="Heading_20_2" text:outline-level="2"><text:span text:style-name="Strong_20_Emphasis"><text:span text:style-name="T2">Algunos ejemplos:</text:span></text:span></text:h>
      <text:list xml:id="list3260013149" text:style-name="L4">
        <text:list-item>
          <text:p text:style-name="P9">La vida <text:span text:style-name="Strong_20_Emphasis">razona</text:span> cuando necesita inferir algo que no está directamente dado por la percepción. </text:p>
        </text:list-item>
        <text:list-item>
          <text:p text:style-name="P9">Una célula “razona” cuando integra señales químicas para decidir si divide o no. </text:p>
        </text:list-item>
        <text:list-item>
          <text:p text:style-name="P9">Un sistema nervioso “razona” cuando combina estímulos para anticipar un peligro. </text:p>
        </text:list-item>
        <text:list-item>
          <text:p text:style-name="P8">Un algoritmo “razona” cuando aplica reglas para derivar una conclusión. </text:p>
        </text:list-item>
      </text:list>
      <text:p text:style-name="Text_20_body">El razonamiento es, entonces, <text:span text:style-name="Strong_20_Emphasis">una estrategia para resolver problemas cuando la solución no es inmediata ni obvia</text:span>.</text:p>
      <text:p text:style-name="Horizontal_20_Line"/>
      <text:h text:style-name="Heading_20_2" text:outline-level="2"><text:span text:style-name="Strong_20_Emphasis"/></text:h>
      <text:p text:style-name="Text_20_body"><text:span text:style-name="Strong_20_Emphasis">Razonar es transformar información en una conclusión mediante relaciones internas que conectan unas piezas de información con otras.</text:span></text:p>
      <text:p text:style-name="Text_20_body">Es una forma de inteligencia orientada a producir conocimiento nuevo a partir de lo ya conocido.</text:p>
      <text:p text:style-name="Horizontal_20_Line"/>
      <text:p text:style-name="Text_20_body"/>
      <text:p text:style-name="Text_20_body"/>
      <text:p text:style-name="P19">Cuando hablamos de razonamiento, son errores comunes, pensar que es exclusivo del ser humano o<text:span text:style-name="T4"> que esta</text:span> relaciona<text:span text:style-name="T4">d</text:span>o con la comunicacion verbal.</text:p>
      <text:p text:style-name="P19">Sin embargo,</text:p>
      <text:p text:style-name="P19"><text:soft-page-break/></text:p>
      <text:h text:style-name="Heading_20_2" text:outline-level="2"><text:span text:style-name="Strong_20_Emphasis">1. El razonamiento no depende del lenguaje verbal</text:span></text:h>
      <text:p text:style-name="Text_20_body">El lenguaje humano es solo <text:span text:style-name="Strong_20_Emphasis">una herramienta</text:span> para expresar razonamientos, no su origen.<text:line-break/>El razonamiento ocurre <text:span text:style-name="Strong_20_Emphasis">antes</text:span> del lenguaje y <text:span text:style-name="Strong_20_Emphasis">sin</text:span> lenguaje.</text:p>
      <text:p text:style-name="Text_20_body">Ejemplos:</text:p>
      <text:list xml:id="list1112089725" text:style-name="L5">
        <text:list-item>
          <text:p text:style-name="P11">Un pulpo abre un frasco siguiendo una secuencia lógica. <text:s/></text:p>
        </text:list-item>
        <text:list-item>
          <text:p text:style-name="P11">Un cuervo dobla un alambre para alcanzar comida. </text:p>
        </text:list-item>
        <text:list-item>
          <text:p text:style-name="P10">Un algoritmo deduce una conclusión a partir de reglas formales. </text:p>
        </text:list-item>
      </text:list>
      <text:p text:style-name="Text_20_body">Ninguno de ellos usa palabras.<text:line-break/>El razonamiento es <text:span text:style-name="Strong_20_Emphasis">estructura</text:span>, no vocabulario.</text:p>
      <text:p text:style-name="Text_20_body">El lenguaje permite <text:span text:style-name="Emphasis">comunicar</text:span> razonamientos, pero no es necesario para <text:span text:style-name="Emphasis">realizarlos</text:span>.</text:p>
      <text:p text:style-name="Horizontal_20_Line"/>
      <text:h text:style-name="Heading_20_2" text:outline-level="2"><text:span text:style-name="Strong_20_Emphasis">2. El razonamiento no es exclusivo del ser humano</text:span></text:h>
      <text:p text:style-name="Text_20_body">El ser humano tiene una forma <text:span text:style-name="Strong_20_Emphasis">particular</text:span> de razonamiento, muy simbólica y muy verbal, pero no tiene el monopolio.</text:p>
      <text:p text:style-name="Text_20_body">La vida lleva razonando miles de millones de años:</text:p>
      <text:list xml:id="list171067986" text:style-name="L6">
        <text:list-item>
          <text:p text:style-name="P13">Bacterias que detectan gradientes químicos y “deciden” hacia dónde moverse. </text:p>
        </text:list-item>
        <text:list-item>
          <text:p text:style-name="P13">Plantas que integran luz, humedad y nutrientes para orientar su crecimiento. </text:p>
        </text:list-item>
        <text:list-item>
          <text:p text:style-name="P12">Animales que infieren causas, anticipan consecuencias o resuelven problemas. </text:p>
        </text:list-item>
      </text:list>
      <text:p text:style-name="Text_20_body">Si definimos razonamiento como <text:span text:style-name="Strong_20_Emphasis">transformar información en una conclusión mediante relaciones internas</text:span>, entonces aparece en cualquier sistema capaz de:</text:p>
      <text:list xml:id="list2776125602" text:style-name="L7">
        <text:list-item>
          <text:p text:style-name="P15">representar información, </text:p>
        </text:list-item>
        <text:list-item>
          <text:p text:style-name="P15">combinarla, </text:p>
        </text:list-item>
        <text:list-item>
          <text:p text:style-name="P14">y producir algo nuevo a partir de ella. </text:p>
        </text:list-item>
      </text:list>
      <text:p text:style-name="Text_20_body">Eso incluye organismos sin cerebro, sistemas distribuidos, e incluso procesos bioquímicos complejos.</text:p>
      <text:p text:style-name="Horizontal_20_Line"/>
      <text:h text:style-name="P1" text:outline-level="2"><text:span text:style-name="Strong_20_Emphasis"><text:span text:style-name="T3">En conclusión, podemos decir que</text:span></text:span></text:h>
      <text:list xml:id="list4140197262" text:style-name="L8">
        <text:list-item>
          <text:p text:style-name="P17"><text:span text:style-name="T3">Si l</text:span>a inteligencia es la capacidad de resolver problemas. </text:p>
        </text:list-item>
        <text:list-item>
          <text:p text:style-name="P17">E<text:span text:style-name="T3">ntonces e</text:span>l razonamiento es una <text:span text:style-name="Strong_20_Emphasis">forma específica</text:span> de esa capacidad. </text:p>
        </text:list-item>
        <text:list-item>
          <text:p text:style-name="P17">No requiere conciencia, ni lenguaje, ni humanidad. </text:p>
        </text:list-item>
        <text:list-item>
          <text:p text:style-name="P16">Solo requiere <text:span text:style-name="Strong_20_Emphasis">información + estructura + transformación</text:span>. </text:p>
        </text:list-item>
      </text:list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8T09:48:14.179000000</meta:creation-date>
    <dc:date>2026-02-08T13:33:33.270000000</dc:date>
    <meta:editing-duration>PT16M59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62" meta:word-count="656" meta:character-count="4477" meta:non-whitespace-character-count="3882"/>
  </office:meta>
</office:document-meta>
</file>